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ff" draw:marker-start-width="0.35cm" draw:marker-end-width="0.35cm" draw:fill-color="#c0c0c0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cm" svg:height="4cm" svg:x="4.001cm" svg:y="5.02cm">
          <text:p/>
          <draw:enhanced-geometry svg:viewBox="0 0 216 216" draw:type="non-primitive" draw:enhanced-path="M 108 162 T 108 162 108 54 300 240 Z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16:46:32.928000000</meta:creation-date>
    <dc:title>24x16impress</dc:title>
    <meta:editing-duration>PT1M5S</meta:editing-duration>
    <meta:editing-cycles>2</meta:editing-cycles>
    <meta:generator>LOdaily_13Mrz_en/7.4.0.0.alpha0$Windows_X86_64 LibreOffice_project/89fb3f7e87fd7ab9312bc43dffea842ffc34b140</meta:generator>
    <meta:initial-creator>Regina Henschel</meta:initial-creator>
    <dc:date>2022-03-22T16:47:37.414000000</dc:date>
    <dc:creator>Regina Henschel</dc:creator>
    <meta:document-statistic meta:object-count="24"/>
  </office:meta>
</office:document-meta>
</file>